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AC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.ru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CTIVE.completed( FaultData faultData , Set &lt; CompensationHandler &gt; compensatio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EACH.newChil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OREACH.FOREACH( ActivityInfo self , ScopeFrame 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ACH.shouldContin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EACH.isMember( ChildInfo chi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.termin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E.ru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">
            <text:p text:style-name="Table_20_Contents">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CTIVE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OREACH.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E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CTIVE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ACH.evaluateCondition( OExpression 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